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39c3" officeooo:paragraph-rsid="001339c3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3a0e6" officeooo:paragraph-rsid="0013a0e6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) </text:span>A função é a³.</text:p>
      <text:p text:style-name="P1"/>
      <text:p text:style-name="P1"/>
      <text:p text:style-name="P1"/>
      <text:p text:style-name="P1"/>
      <text:p text:style-name="P2">c)<text:span text:style-name="T2"> O circuito suporta pipeline, pois o número a multiplicar é sempre o mesmo, o número de estágios é que varia consoante o expoente que quisermos usar. Para se usar pipeline bastava guardar num registo o valor a multiplicar e o número de clocks seria igual ao expoente, assim em cada clock era efetuada mais uma multiplicação do valor de a com o valor guardado das multiplicações prévias.</text:span></text:p>
      <text:p text:style-name="P2"><text:span text:style-name="T2"/></text:p>
      <text:p text:style-name="P2"><text:span text:style-name="T2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4:08:28.785741607</meta:creation-date>
    <dc:date>2019-11-21T14:18:24.586556919</dc:date>
    <meta:editing-duration>PT9M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75" meta:character-count="405" meta:non-whitespace-character-count="334"/>
  </office:meta>
</office:document-meta>
</file>